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2.8362in"/>
    </style:style>
    <style:style style:name="co3" style:family="table-column">
      <style:table-column-properties fo:break-before="auto" style:column-width="2.095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SatNOGS Tripod v2 B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Estimated Price per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22 Aluminum pipe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[.D3]*[.F3]" office:value-type="float" office:value="2.8" calcext:value-type="float">
            <text:p>2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20x20mm Aluminum hollow beam 1150m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formula="of:=[.D4]*[.F4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15x15mm Aluminum L Channel 830m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formula="of:=[.D5]*[.F5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6 x 40mm Butterfly hea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.3" calcext:value-type="float">
            <text:p>0.3</text:p>
          </table:table-cell>
          <table:table-cell table:formula="of:=[.D6]*[.F6]" office:value-type="float" office:value="0.9" calcext:value-type="float">
            <text:p>0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6 butterfly nu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.2" calcext:value-type="float">
            <text:p>0.2</text:p>
          </table:table-cell>
          <table:table-cell table:formula="of:=[.D7]*[.F7]"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6 wash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float" office:value="0.1" calcext:value-type="float">
            <text:p>0.1</text:p>
          </table:table-cell>
          <table:table-cell table:formula="of:=[.D8]*[.F8]" office:value-type="float" office:value="1.2" calcext:value-type="float">
            <text:p>1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4 x 45mm Butterfly hea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.05" calcext:value-type="float">
            <text:p>0.05</text:p>
          </table:table-cell>
          <table:table-cell table:formula="of:=[.D9]*[.F9]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4 x 20m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.05" calcext:value-type="float">
            <text:p>0.05</text:p>
          </table:table-cell>
          <table:table-cell table:formula="of:=[.D10]*[.F10]"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4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11]*[.F11]" office:value-type="float" office:value="0.08" calcext:value-type="float">
            <text:p>0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4 wash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office:value-type="float" office:value="0.01" calcext:value-type="float">
            <text:p>0.01</text:p>
          </table:table-cell>
          <table:table-cell table:formula="of:=[.D12]*[.F12]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Cable connector str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.45" calcext:value-type="float">
            <text:p>0.45</text:p>
          </table:table-cell>
          <table:table-cell table:formula="of:=[.D13]*[.F13]" office:value-type="float" office:value="0.45" calcext:value-type="float">
            <text:p>0.45</text:p>
          </table:table-cell>
          <table:table-cell office:value-type="string" calcext:value-type="string">
            <text:p>Sold in groups of 10, go for the 5Amp one. (make sure that they fit the cable ties below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Cable ti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.05" calcext:value-type="float">
            <text:p>0.05</text:p>
          </table:table-cell>
          <table:table-cell table:formula="of:=[.D14]*[.F14]" office:value-type="float" office:value="0.15" calcext:value-type="float">
            <text:p>0.15</text:p>
          </table:table-cell>
          <table:table-cell office:value-type="string" calcext:value-type="string">
            <text:p>530mm x 9m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>SatNOGS-3pod - 21r-bottom.st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5]*[.F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>SatNOGS-3pod - 21r-top.st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6]*[.F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3:.G15])" office:value-type="float" office:value="18.44" calcext:value-type="float">
            <text:p>18.4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22:41:10.8483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os Papadeas</meta:initial-creator>
    <meta:creation-date>2014-09-23T13:54:42.231051687</meta:creation-date>
    <dc:date>2014-10-22T23:19:35.204212000</dc:date>
    <meta:editing-duration>PT14H56M55S</meta:editing-duration>
    <meta:editing-cycles>15</meta:editing-cycles>
    <meta:generator>LibreOffice/4.2.4.2$MacOSX_X86_64 LibreOffice_project/63150712c6d317d27ce2db16eb94c2f3d7b699f8</meta:generator>
    <meta:document-statistic meta:table-count="1" meta:cell-count="98" meta:object-count="0"/>
  </office:meta>
</office:document-meta>
</file>